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left" style:may-break-between-rows="true" table:border-model="collapsing"/>
    </style:style>
    <style:style style:name="Tabela1.A" style:family="table-column">
      <style:table-column-properties style:column-width="0.88cm"/>
    </style:style>
    <style:style style:name="Tabela1.B" style:family="table-column">
      <style:table-column-properties style:column-width="3.417cm"/>
    </style:style>
    <style:style style:name="Tabela1.C" style:family="table-column">
      <style:table-column-properties style:column-width="5.847cm"/>
    </style:style>
    <style:style style:name="Tabela1.D" style:family="table-column">
      <style:table-column-properties style:column-width="0.923cm"/>
    </style:style>
    <style:style style:name="Tabela1.E" style:family="table-column">
      <style:table-column-properties style:column-width="1.887cm"/>
    </style:style>
    <style:style style:name="Tabela1.F" style:family="table-column">
      <style:table-column-properties style:column-width="0.813cm"/>
    </style:style>
    <style:style style:name="Tabela1.G" style:family="table-column">
      <style:table-column-properties style:column-width="1.166cm"/>
    </style:style>
    <style:style style:name="Tabela1.H" style:family="table-column">
      <style:table-column-properties style:column-width="2.067cm"/>
    </style:style>
    <style:style style:name="Tabela1.1" style:family="table-row">
      <style:table-row-properties style:min-row-height="0.002cm"/>
    </style:style>
    <style:style style:name="Tabe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E2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H2" style:family="table-cell" style:data-style-name="N10000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3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E3" style:family="table-cell" style:data-style-name="N10000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3" style:family="table-cell" style:data-style-name="N10000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5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A7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A9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10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11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11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H12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13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13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H14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15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15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H16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17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17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H18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19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19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H20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21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21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H22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23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23" style:family="table-cell">
      <style:table-cell-properties style:vertical-align="middle"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1.A25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2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2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2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2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2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A27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2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2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2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E2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2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2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A29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2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2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2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2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2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A31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3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3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3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3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3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H32" style:family="table-cell">
      <style:table-cell-properties style:vertical-align="middle"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1.33" style:family="table-row">
      <style:table-row-properties fo:keep-together="auto"/>
    </style:style>
    <style:style style:name="Tabela1.A33" style:family="table-cell">
      <style:table-cell-properties style:vertical-align="middle"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1.B3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3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D3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E3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F3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3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34" style:family="table-row">
      <style:table-row-properties fo:keep-together="auto"/>
    </style:style>
    <style:style style:name="Tabela1.35" style:family="table-row">
      <style:table-row-properties fo:keep-together="auto"/>
    </style:style>
    <style:style style:name="Tabela1.A35" style:family="table-cell">
      <style:table-cell-properties style:vertical-align="middle"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ela1.B35" style:family="table-cell">
      <style:table-cell-properties style:vertical-align="middle"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C35" style:family="table-cell">
      <style:table-cell-properties style:vertical-align="middle"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D35" style:family="table-cell">
      <style:table-cell-properties style:vertical-align="middle"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E35" style:family="table-cell" style:data-style-name="N10000">
      <style:table-cell-properties style:vertical-align="middle"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F35" style:family="table-cell">
      <style:table-cell-properties style:vertical-align="middle"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G35" style:family="table-cell">
      <style:table-cell-properties style:vertical-align="middle"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Tabela1.H35" style:family="table-cell" style:data-style-name="N10000">
      <style:table-cell-properties style:vertical-align="middle"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rsid="0015d98c" officeooo:paragraph-rsid="0015d98c"/>
    </style:style>
    <style:style style:name="P2" style:family="paragraph" style:parent-style-name="Standard">
      <style:text-properties officeooo:rsid="0015d98c" officeooo:paragraph-rsid="001a54e4"/>
    </style:style>
    <style:style style:name="P3" style:family="paragraph" style:parent-style-name="Standard">
      <style:text-properties officeooo:rsid="00189e8a" officeooo:paragraph-rsid="00189e8a"/>
    </style:style>
    <style:style style:name="P4" style:family="paragraph" style:parent-style-name="Text_20_body">
      <style:text-properties officeooo:rsid="00189e8a" officeooo:paragraph-rsid="00189e8a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Liberation Mono" fo:font-size="11pt" officeooo:rsid="0015d98c" officeooo:paragraph-rsid="001a54e4" style:font-size-asian="11pt" style:font-size-complex="11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Liberation Mono" fo:font-size="11pt" officeooo:rsid="0015d98c" officeooo:paragraph-rsid="001bd64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cf2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officeooo:rsid="0011c13a" officeooo:paragraph-rsid="0011c1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officeooo:rsid="0011c13a" officeooo:paragraph-rsid="00120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officeooo:rsid="00120234" officeooo:paragraph-rsid="00120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officeooo:rsid="000e690b" officeooo:paragraph-rsid="000e69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officeooo:rsid="000e69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officeooo:rsid="00105da0" officeooo:paragraph-rsid="00105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officeooo:rsid="00105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officeooo:rsid="00105da0" officeooo:paragraph-rsid="00105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0120234" officeooo:paragraph-rsid="001202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officeooo:paragraph-rsid="0013d497"/>
    </style:style>
    <style:style style:name="P20" style:family="paragraph" style:parent-style-name="Standard">
      <style:text-properties officeooo:rsid="001f23fc" officeooo:paragraph-rsid="001f23fc"/>
    </style:style>
    <style:style style:name="P21" style:family="paragraph" style:parent-style-name="Standard">
      <style:text-properties officeooo:rsid="001f350c" officeooo:paragraph-rsid="001f350c"/>
    </style:style>
    <style:style style:name="P22" style:family="paragraph" style:parent-style-name="Standard">
      <style:text-properties officeooo:rsid="00205f57" officeooo:paragraph-rsid="00205f57"/>
    </style:style>
    <style:style style:name="P23" style:family="paragraph" style:parent-style-name="Standard" style:list-style-name="L1">
      <style:text-properties officeooo:paragraph-rsid="0013d497"/>
    </style:style>
    <style:style style:name="P24" style:family="paragraph" style:parent-style-name="Standard">
      <style:text-properties officeooo:rsid="00205f57" officeooo:paragraph-rsid="001f23fc"/>
    </style:style>
    <style:style style:name="T1" style:family="text">
      <style:text-properties fo:font-size="11pt" officeooo:rsid="000cf246"/>
    </style:style>
    <style:style style:name="T2" style:family="text">
      <style:text-properties fo:font-size="11pt" officeooo:rsid="000e690b"/>
    </style:style>
    <style:style style:name="T3" style:family="text">
      <style:text-properties fo:font-size="11pt" officeooo:rsid="0011c13a"/>
    </style:style>
    <style:style style:name="T4" style:family="text">
      <style:text-properties officeooo:rsid="000e69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d98c"/>
    </style:style>
    <style:style style:name="T7" style:family="text">
      <style:text-properties style:font-name="Liberation Sans" fo:font-size="14pt" officeooo:rsid="0015d98c" style:font-name-asian="Microsoft YaHei" style:font-size-asian="14pt" style:font-name-complex="Lucida Sans" style:font-size-complex="14pt"/>
    </style:style>
    <style:style style:name="T8" style:family="text">
      <style:text-properties officeooo:rsid="00174cc5"/>
    </style:style>
    <style:style style:name="T9" style:family="text">
      <style:text-properties officeooo:rsid="00189e8a"/>
    </style:style>
    <style:style style:name="T10" style:family="text">
      <style:text-properties officeooo:rsid="001bd647"/>
    </style:style>
    <style:style style:name="T11" style:family="text">
      <style:text-properties officeooo:rsid="001f350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Layout de Importação de <text:span text:style-name="T7">Dispositivos</text:span> <text:span text:style-name="T6">para o sistema </text:span>Lorencini</text:p>
      <text:p text:style-name="Text_20_body"/>
      <text:p text:style-name="P4">O sistema de importação de dispositivos Lorencini recebe um arquivo em formato CSV seguindo o layout com as regras a seguir:</text:p>
      <text:p text:style-name="P1"/>
      <text:p text:style-name="P2"><text:span text:style-name="T9">T</text:span>ipos <text:span text:style-name="T9">de dados</text:span>: </text:p>
      <text:p text:style-name="P5">C – Alfanumérico </text:p>
      <text:p text:style-name="P5">I – Número inteiro <text:span text:style-name="T10">(informar somente números: 99999)</text:span></text:p>
      <text:p text:style-name="P6">N – Número fracionário <text:span text:style-name="T10">(Não colocar separador de milhar: 999.9999)</text:span></text:p>
      <text:p text:style-name="P5">D – Data <text:span text:style-name="T8">(YYYY-MM-DD)</text:span></text:p>
      <text:p text:style-name="P1"/>
      <text:p text:style-name="P3">Obs: Caso não seja informado valor para tipo N o sistema assumirá 0.</text:p>
      <text:p text:style-name="P1"/>
      <table:table table:name="Tabela1" table:style-name="Tabela1" table:template-name="Box List Blue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P7">Nº</text:p>
          </table:table-cell>
          <table:table-cell table:style-name="Tabela1.A1" office:value-type="string">
            <text:p text:style-name="P8">Campo</text:p>
          </table:table-cell>
          <table:table-cell table:style-name="Tabela1.A1" office:value-type="string">
            <text:p text:style-name="P8">Descrição</text:p>
          </table:table-cell>
          <table:table-cell table:style-name="Tabela1.A1" office:value-type="string">
            <text:p text:style-name="P8">Tipo</text:p>
          </table:table-cell>
          <table:table-cell table:style-name="Tabela1.A1" office:value-type="string">
            <text:p text:style-name="P8">Tamanho</text:p>
          </table:table-cell>
          <table:table-cell table:style-name="Tabela1.A1" office:value-type="string">
            <text:p text:style-name="P8">Dec</text:p>
          </table:table-cell>
          <table:table-cell table:style-name="Tabela1.A1" office:value-type="string">
            <text:p text:style-name="P8">Obrig</text:p>
          </table:table-cell>
          <table:table-cell table:style-name="Tabela1.A1" office:value-type="string">
            <text:p text:style-name="P8">Obs</text:p>
          </table:table-cell>
        </table:table-row>
        <table:table-row table:style-name="TableLine2063349197584">
          <table:table-cell table:style-name="Tabela1.A2" office:value-type="string">
            <text:p text:style-name="P17">1</text:p>
          </table:table-cell>
          <table:table-cell table:style-name="Tabela1.B2" office:value-type="string">
            <text:p text:style-name="Table_20_Contents">cnpjcpf</text:p>
          </table:table-cell>
          <table:table-cell table:style-name="Tabela1.B2" office:value-type="string">
            <text:p text:style-name="Table_20_Contents">CNPJ ou CPF do cliente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14">
            <text:p text:style-name="P13">14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9">Sim</text:p>
          </table:table-cell>
          <table:table-cell table:style-name="Tabela1.H2">
            <text:p text:style-name="Table_20_Contents"/>
          </table:table-cell>
        </table:table-row>
        <table:table-row table:style-name="TableLine2063349200032">
          <table:table-cell table:style-name="Tabela1.A33" office:value-type="string">
            <text:p text:style-name="P17">2</text:p>
          </table:table-cell>
          <table:table-cell table:style-name="Tabela1.B3" office:value-type="string">
            <text:p text:style-name="Table_20_Contents">serie</text:p>
          </table:table-cell>
          <table:table-cell table:style-name="Tabela1.C3" office:value-type="string">
            <text:p text:style-name="Table_20_Contents">Série</text:p>
          </table:table-cell>
          <table:table-cell table:style-name="Tabela1.D3" office:value-type="string">
            <text:p text:style-name="P12">C</text:p>
          </table:table-cell>
          <table:table-cell table:style-name="Tabela1.E3" office:value-type="float" office:value="60">
            <text:p text:style-name="P12">60</text:p>
          </table:table-cell>
          <table:table-cell table:style-name="Tabela1.F3" office:value-type="string">
            <text:p text:style-name="P17">-</text:p>
          </table:table-cell>
          <table:table-cell table:style-name="Tabela1.G3" office:value-type="string">
            <text:p text:style-name="P9">Sim</text:p>
          </table:table-cell>
          <table:table-cell table:style-name="Tabela1.H3">
            <text:p text:style-name="Table_20_Contents"/>
          </table:table-cell>
        </table:table-row>
        <table:table-row table:style-name="TableLine2063349212544">
          <table:table-cell table:style-name="Tabela1.A2" office:value-type="string">
            <text:p text:style-name="P17">3</text:p>
          </table:table-cell>
          <table:table-cell table:style-name="Tabela1.B2" office:value-type="string">
            <text:p text:style-name="Table_20_Contents">fabricante</text:p>
          </table:table-cell>
          <table:table-cell table:style-name="Tabela1.B2" office:value-type="string">
            <text:p text:style-name="Table_20_Contents">Nome do fabricante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60">
            <text:p text:style-name="P12">60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9">Sim</text:p>
          </table:table-cell>
          <table:table-cell table:style-name="Tabela1.H2">
            <text:p text:style-name="Table_20_Contents"/>
          </table:table-cell>
        </table:table-row>
        <table:table-row table:style-name="TableLine2063349218528">
          <table:table-cell table:style-name="Tabela1.A33" office:value-type="string">
            <text:p text:style-name="P17">4</text:p>
          </table:table-cell>
          <table:table-cell table:style-name="Tabela1.B5" office:value-type="string">
            <text:p text:style-name="Table_20_Contents">descri</text:p>
          </table:table-cell>
          <table:table-cell table:style-name="Tabela1.C5" office:value-type="string">
            <text:p text:style-name="Table_20_Contents">Descrição do <text:span text:style-name="T1">dispositivo</text:span></text:p>
          </table:table-cell>
          <table:table-cell table:style-name="Tabela1.D5" office:value-type="string">
            <text:p text:style-name="P12">C</text:p>
          </table:table-cell>
          <table:table-cell table:style-name="Tabela1.E3" office:value-type="float" office:value="3">
            <text:p text:style-name="P12">3</text:p>
          </table:table-cell>
          <table:table-cell table:style-name="Tabela1.F5" office:value-type="string">
            <text:p text:style-name="P17">-</text:p>
          </table:table-cell>
          <table:table-cell table:style-name="Tabela1.G5" office:value-type="string">
            <text:p text:style-name="P9">Não</text:p>
          </table:table-cell>
          <table:table-cell table:style-name="Tabela1.H3">
            <text:p text:style-name="Table_20_Contents"/>
          </table:table-cell>
        </table:table-row>
        <table:table-row table:style-name="TableLine2063349207920">
          <table:table-cell table:style-name="Tabela1.A2" office:value-type="string">
            <text:p text:style-name="P17">5</text:p>
          </table:table-cell>
          <table:table-cell table:style-name="Tabela1.B2" office:value-type="string">
            <text:p text:style-name="Table_20_Contents">familia</text:p>
          </table:table-cell>
          <table:table-cell table:style-name="Tabela1.B2" office:value-type="string">
            <text:p text:style-name="Table_20_Contents">Nome da família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60">
            <text:p text:style-name="P12">60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9">Sim</text:p>
          </table:table-cell>
          <table:table-cell table:style-name="Tabela1.H2">
            <text:p text:style-name="Table_20_Contents"/>
          </table:table-cell>
        </table:table-row>
        <table:table-row table:style-name="TableLine2063349215264">
          <table:table-cell table:style-name="Tabela1.A33" office:value-type="string">
            <text:p text:style-name="P17">6</text:p>
          </table:table-cell>
          <table:table-cell table:style-name="Tabela1.B7" office:value-type="string">
            <text:p text:style-name="Table_20_Contents">isolante</text:p>
          </table:table-cell>
          <table:table-cell table:style-name="Tabela1.C7" office:value-type="string">
            <text:p text:style-name="Table_20_Contents">Nome do isolante</text:p>
          </table:table-cell>
          <table:table-cell table:style-name="Tabela1.D7" office:value-type="string">
            <text:p text:style-name="P12">C</text:p>
          </table:table-cell>
          <table:table-cell table:style-name="Tabela1.E3" office:value-type="float" office:value="60">
            <text:p text:style-name="P12">60</text:p>
          </table:table-cell>
          <table:table-cell table:style-name="Tabela1.F7" office:value-type="string">
            <text:p text:style-name="P17">-</text:p>
          </table:table-cell>
          <table:table-cell table:style-name="Tabela1.G7" office:value-type="string">
            <text:p text:style-name="P9">Sim</text:p>
          </table:table-cell>
          <table:table-cell table:style-name="Tabela1.H3">
            <text:p text:style-name="Table_20_Contents"/>
          </table:table-cell>
        </table:table-row>
        <table:table-row table:style-name="TableLine2063349213904">
          <table:table-cell table:style-name="Tabela1.A2" office:value-type="string">
            <text:p text:style-name="P17">7</text:p>
          </table:table-cell>
          <table:table-cell table:style-name="Tabela1.B2" office:value-type="string">
            <text:p text:style-name="Table_20_Contents">tipo</text:p>
          </table:table-cell>
          <table:table-cell table:style-name="Tabela1.B2" office:value-type="string">
            <text:p text:style-name="Table_20_Contents">Nome do tipo de <text:span text:style-name="T1">dispositivo</text:span>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60">
            <text:p text:style-name="P12">60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9">Sim</text:p>
          </table:table-cell>
          <table:table-cell table:style-name="Tabela1.H2">
            <text:p text:style-name="Table_20_Contents"/>
          </table:table-cell>
        </table:table-row>
        <table:table-row table:style-name="TableLine2063349212816">
          <table:table-cell table:style-name="Tabela1.A33" office:value-type="string">
            <text:p text:style-name="P17">8</text:p>
          </table:table-cell>
          <table:table-cell table:style-name="Tabela1.B9" office:value-type="string">
            <text:p text:style-name="Table_20_Contents">tipo_sigla</text:p>
          </table:table-cell>
          <table:table-cell table:style-name="Tabela1.C9" office:value-type="string">
            <text:p text:style-name="Table_20_Contents">Sigla do <text:span text:style-name="T4">tipo de </text:span><text:span text:style-name="T2">dispositivo</text:span></text:p>
          </table:table-cell>
          <table:table-cell table:style-name="Tabela1.D9" office:value-type="string">
            <text:p text:style-name="P12">C</text:p>
          </table:table-cell>
          <table:table-cell table:style-name="Tabela1.E3" office:value-type="float" office:value="3">
            <text:p text:style-name="P12">3</text:p>
          </table:table-cell>
          <table:table-cell table:style-name="Tabela1.F9" office:value-type="string">
            <text:p text:style-name="P17">-</text:p>
          </table:table-cell>
          <table:table-cell table:style-name="Tabela1.G9" office:value-type="string">
            <text:p text:style-name="P9">Sim</text:p>
          </table:table-cell>
          <table:table-cell table:style-name="Tabela1.H3">
            <text:p text:style-name="Table_20_Contents"/>
          </table:table-cell>
        </table:table-row>
        <table:table-row table:style-name="TableLine2063349214992">
          <table:table-cell table:style-name="Tabela1.A2" office:value-type="string">
            <text:p text:style-name="P17">9</text:p>
          </table:table-cell>
          <table:table-cell table:style-name="Tabela1.B2" office:value-type="string">
            <text:p text:style-name="Table_20_Contents">potencia </text:p>
          </table:table-cell>
          <table:table-cell table:style-name="Tabela1.B2" office:value-type="string">
            <text:p text:style-name="Table_20_Contents">Potência em Uso</text:p>
          </table:table-cell>
          <table:table-cell table:style-name="Tabela1.B2" office:value-type="string">
            <text:p text:style-name="P12">N</text:p>
          </table:table-cell>
          <table:table-cell table:style-name="Tabela1.E2" office:value-type="float" office:value="18">
            <text:p text:style-name="P15">18</text:p>
          </table:table-cell>
          <table:table-cell table:style-name="Tabela1.E2" office:value-type="float" office:value="4">
            <text:p text:style-name="P16">4</text:p>
          </table:table-cell>
          <table:table-cell table:style-name="Tabela1.B2" office:value-type="string">
            <text:p text:style-name="P16">Não</text:p>
          </table:table-cell>
          <table:table-cell table:style-name="Tabela1.H10" office:value-type="string">
            <text:p text:style-name="P14">Padrão 0</text:p>
          </table:table-cell>
        </table:table-row>
        <table:table-row table:style-name="TableLine2063349210368">
          <table:table-cell table:style-name="Tabela1.A33" office:value-type="string">
            <text:p text:style-name="P17">10</text:p>
          </table:table-cell>
          <table:table-cell table:style-name="Tabela1.B11" office:value-type="string">
            <text:p text:style-name="Table_20_Contents">potencia_a</text:p>
          </table:table-cell>
          <table:table-cell table:style-name="Tabela1.C11" office:value-type="string">
            <text:p text:style-name="Table_20_Contents">Potência Primária</text:p>
          </table:table-cell>
          <table:table-cell table:style-name="Tabela1.D11" office:value-type="string">
            <text:p text:style-name="P12">N</text:p>
          </table:table-cell>
          <table:table-cell table:style-name="Tabela1.E3" office:value-type="float" office:value="18">
            <text:p text:style-name="P15">18</text:p>
          </table:table-cell>
          <table:table-cell table:style-name="Tabela1.E3" office:value-type="float" office:value="4">
            <text:p text:style-name="P16">4</text:p>
          </table:table-cell>
          <table:table-cell table:style-name="Tabela1.G11" office:value-type="string">
            <text:p text:style-name="P16">Não</text:p>
          </table:table-cell>
          <table:table-cell table:style-name="Tabela1.H11" office:value-type="string">
            <text:p text:style-name="P14">Padrão 0</text:p>
          </table:table-cell>
        </table:table-row>
        <table:table-row table:style-name="TableLine2063349216080">
          <table:table-cell table:style-name="Tabela1.A2" office:value-type="string">
            <text:p text:style-name="P17">11</text:p>
          </table:table-cell>
          <table:table-cell table:style-name="Tabela1.B2" office:value-type="string">
            <text:p text:style-name="Table_20_Contents">potencia_b</text:p>
          </table:table-cell>
          <table:table-cell table:style-name="Tabela1.B2" office:value-type="string">
            <text:p text:style-name="Table_20_Contents">Potência Secundária</text:p>
          </table:table-cell>
          <table:table-cell table:style-name="Tabela1.B2" office:value-type="string">
            <text:p text:style-name="P12">N</text:p>
          </table:table-cell>
          <table:table-cell table:style-name="Tabela1.E2" office:value-type="float" office:value="18">
            <text:p text:style-name="P15">18</text:p>
          </table:table-cell>
          <table:table-cell table:style-name="Tabela1.E2" office:value-type="float" office:value="4">
            <text:p text:style-name="P16">4</text:p>
          </table:table-cell>
          <table:table-cell table:style-name="Tabela1.B2" office:value-type="string">
            <text:p text:style-name="P16">Não</text:p>
          </table:table-cell>
          <table:table-cell table:style-name="Tabela1.H12" office:value-type="string">
            <text:p text:style-name="P14">Padrão 0</text:p>
          </table:table-cell>
        </table:table-row>
        <table:table-row table:style-name="TableLine2063349216352">
          <table:table-cell table:style-name="Tabela1.A33" office:value-type="string">
            <text:p text:style-name="P17">12</text:p>
          </table:table-cell>
          <table:table-cell table:style-name="Tabela1.B13" office:value-type="string">
            <text:p text:style-name="Table_20_Contents">potencia_un</text:p>
          </table:table-cell>
          <table:table-cell table:style-name="Tabela1.C13" office:value-type="string">
            <text:p text:style-name="Table_20_Contents">Unidade de medida</text:p>
          </table:table-cell>
          <table:table-cell table:style-name="Tabela1.D13" office:value-type="string">
            <text:p text:style-name="P12">C</text:p>
          </table:table-cell>
          <table:table-cell table:style-name="Tabela1.E3" office:value-type="float" office:value="3">
            <text:p text:style-name="P9">3</text:p>
          </table:table-cell>
          <table:table-cell table:style-name="Tabela1.F13" office:value-type="string">
            <text:p text:style-name="P17">-</text:p>
          </table:table-cell>
          <table:table-cell table:style-name="Tabela1.G13" office:value-type="string">
            <text:p text:style-name="P9">Não</text:p>
          </table:table-cell>
          <table:table-cell table:style-name="Tabela1.H13" office:value-type="string">
            <text:p text:style-name="Table_20_Contents">Padrão MVA</text:p>
          </table:table-cell>
        </table:table-row>
        <table:table-row table:style-name="TableLine2063349203840">
          <table:table-cell table:style-name="Tabela1.A2" office:value-type="string">
            <text:p text:style-name="P17">13</text:p>
          </table:table-cell>
          <table:table-cell table:style-name="Tabela1.B2" office:value-type="string">
            <text:p text:style-name="Table_20_Contents">impedancia</text:p>
          </table:table-cell>
          <table:table-cell table:style-name="Tabela1.B2" office:value-type="string">
            <text:p text:style-name="Table_20_Contents">Impedância em Uso</text:p>
          </table:table-cell>
          <table:table-cell table:style-name="Tabela1.B2" office:value-type="string">
            <text:p text:style-name="P12">N</text:p>
          </table:table-cell>
          <table:table-cell table:style-name="Tabela1.E2" office:value-type="float" office:value="18">
            <text:p text:style-name="P15">18</text:p>
          </table:table-cell>
          <table:table-cell table:style-name="Tabela1.E2" office:value-type="float" office:value="4">
            <text:p text:style-name="P16">4</text:p>
          </table:table-cell>
          <table:table-cell table:style-name="Tabela1.B2" office:value-type="string">
            <text:p text:style-name="P16">Não</text:p>
          </table:table-cell>
          <table:table-cell table:style-name="Tabela1.H14" office:value-type="string">
            <text:p text:style-name="P14">Padrão 0</text:p>
          </table:table-cell>
        </table:table-row>
        <table:table-row table:style-name="TableLine2063349209824">
          <table:table-cell table:style-name="Tabela1.A33" office:value-type="string">
            <text:p text:style-name="P17">14</text:p>
          </table:table-cell>
          <table:table-cell table:style-name="Tabela1.B15" office:value-type="string">
            <text:p text:style-name="Table_20_Contents">impedancia_a</text:p>
          </table:table-cell>
          <table:table-cell table:style-name="Tabela1.C15" office:value-type="string">
            <text:p text:style-name="Table_20_Contents">Impedância Primária</text:p>
          </table:table-cell>
          <table:table-cell table:style-name="Tabela1.D15" office:value-type="string">
            <text:p text:style-name="P12">N</text:p>
          </table:table-cell>
          <table:table-cell table:style-name="Tabela1.E3" office:value-type="float" office:value="18">
            <text:p text:style-name="P15">18</text:p>
          </table:table-cell>
          <table:table-cell table:style-name="Tabela1.E3" office:value-type="float" office:value="4">
            <text:p text:style-name="P16">4</text:p>
          </table:table-cell>
          <table:table-cell table:style-name="Tabela1.G15" office:value-type="string">
            <text:p text:style-name="P16">Não</text:p>
          </table:table-cell>
          <table:table-cell table:style-name="Tabela1.H15" office:value-type="string">
            <text:p text:style-name="P14">Padrão 0</text:p>
          </table:table-cell>
        </table:table-row>
        <table:table-row table:style-name="TableLine2063349212272">
          <table:table-cell table:style-name="Tabela1.A2" office:value-type="string">
            <text:p text:style-name="P17">15</text:p>
          </table:table-cell>
          <table:table-cell table:style-name="Tabela1.B2" office:value-type="string">
            <text:p text:style-name="Table_20_Contents">impedandcia_b</text:p>
          </table:table-cell>
          <table:table-cell table:style-name="Tabela1.B2" office:value-type="string">
            <text:p text:style-name="Table_20_Contents">Impedância Secundária</text:p>
          </table:table-cell>
          <table:table-cell table:style-name="Tabela1.B2" office:value-type="string">
            <text:p text:style-name="P12">N</text:p>
          </table:table-cell>
          <table:table-cell table:style-name="Tabela1.E2" office:value-type="float" office:value="18">
            <text:p text:style-name="P15">18</text:p>
          </table:table-cell>
          <table:table-cell table:style-name="Tabela1.E2" office:value-type="float" office:value="4">
            <text:p text:style-name="P16">4</text:p>
          </table:table-cell>
          <table:table-cell table:style-name="Tabela1.B2" office:value-type="string">
            <text:p text:style-name="P16">Não</text:p>
          </table:table-cell>
          <table:table-cell table:style-name="Tabela1.H16" office:value-type="string">
            <text:p text:style-name="P14">Padrão 0</text:p>
          </table:table-cell>
        </table:table-row>
        <table:table-row table:style-name="TableLine2063349226416">
          <table:table-cell table:style-name="Tabela1.A33" office:value-type="string">
            <text:p text:style-name="P17">16</text:p>
          </table:table-cell>
          <table:table-cell table:style-name="Tabela1.B17" office:value-type="string">
            <text:p text:style-name="Table_20_Contents">tensao</text:p>
          </table:table-cell>
          <table:table-cell table:style-name="Tabela1.C17" office:value-type="string">
            <text:p text:style-name="Table_20_Contents">Tensão em Uso</text:p>
          </table:table-cell>
          <table:table-cell table:style-name="Tabela1.D17" office:value-type="string">
            <text:p text:style-name="P12">N</text:p>
          </table:table-cell>
          <table:table-cell table:style-name="Tabela1.E3" office:value-type="float" office:value="18">
            <text:p text:style-name="P15">18</text:p>
          </table:table-cell>
          <table:table-cell table:style-name="Tabela1.E3" office:value-type="float" office:value="4">
            <text:p text:style-name="P16">4</text:p>
          </table:table-cell>
          <table:table-cell table:style-name="Tabela1.G17" office:value-type="string">
            <text:p text:style-name="P16">Não</text:p>
          </table:table-cell>
          <table:table-cell table:style-name="Tabela1.H17" office:value-type="string">
            <text:p text:style-name="P14">Padrão 0</text:p>
          </table:table-cell>
        </table:table-row>
        <table:table-row table:style-name="TableLine2063349225872">
          <table:table-cell table:style-name="Tabela1.A2" office:value-type="string">
            <text:p text:style-name="P17">17</text:p>
          </table:table-cell>
          <table:table-cell table:style-name="Tabela1.B2" office:value-type="string">
            <text:p text:style-name="Table_20_Contents">tensao_a</text:p>
          </table:table-cell>
          <table:table-cell table:style-name="Tabela1.B2" office:value-type="string">
            <text:p text:style-name="Table_20_Contents">Tensão Primária</text:p>
          </table:table-cell>
          <table:table-cell table:style-name="Tabela1.B2" office:value-type="string">
            <text:p text:style-name="P12">N</text:p>
          </table:table-cell>
          <table:table-cell table:style-name="Tabela1.E2" office:value-type="float" office:value="18">
            <text:p text:style-name="P15">18</text:p>
          </table:table-cell>
          <table:table-cell table:style-name="Tabela1.E2" office:value-type="float" office:value="4">
            <text:p text:style-name="P16">4</text:p>
          </table:table-cell>
          <table:table-cell table:style-name="Tabela1.B2" office:value-type="string">
            <text:p text:style-name="P16">Não</text:p>
          </table:table-cell>
          <table:table-cell table:style-name="Tabela1.H18" office:value-type="string">
            <text:p text:style-name="P14">Padrão 0</text:p>
          </table:table-cell>
        </table:table-row>
        <table:table-row table:style-name="TableLine2063349226960">
          <table:table-cell table:style-name="Tabela1.A33" office:value-type="string">
            <text:p text:style-name="P17">18</text:p>
          </table:table-cell>
          <table:table-cell table:style-name="Tabela1.B19" office:value-type="string">
            <text:p text:style-name="Table_20_Contents">tensao_b</text:p>
          </table:table-cell>
          <table:table-cell table:style-name="Tabela1.C19" office:value-type="string">
            <text:p text:style-name="Table_20_Contents">Tensão Secundária</text:p>
          </table:table-cell>
          <table:table-cell table:style-name="Tabela1.D19" office:value-type="string">
            <text:p text:style-name="P12">N</text:p>
          </table:table-cell>
          <table:table-cell table:style-name="Tabela1.E3" office:value-type="float" office:value="18">
            <text:p text:style-name="P15">18</text:p>
          </table:table-cell>
          <table:table-cell table:style-name="Tabela1.E3" office:value-type="float" office:value="4">
            <text:p text:style-name="P16">4</text:p>
          </table:table-cell>
          <table:table-cell table:style-name="Tabela1.G19" office:value-type="string">
            <text:p text:style-name="P16">Não</text:p>
          </table:table-cell>
          <table:table-cell table:style-name="Tabela1.H19" office:value-type="string">
            <text:p text:style-name="P14">Padrão 0</text:p>
          </table:table-cell>
        </table:table-row>
        <table:table-row table:style-name="TableLine2063349223696">
          <table:table-cell table:style-name="Tabela1.A2" office:value-type="string">
            <text:p text:style-name="P17">19</text:p>
          </table:table-cell>
          <table:table-cell table:style-name="Tabela1.B2" office:value-type="string">
            <text:p text:style-name="Table_20_Contents">tensao_un</text:p>
          </table:table-cell>
          <table:table-cell table:style-name="Tabela1.B2" office:value-type="string">
            <text:p text:style-name="Table_20_Contents">Unidade de medida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3">
            <text:p text:style-name="P9">3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9">Não</text:p>
          </table:table-cell>
          <table:table-cell table:style-name="Tabela1.H20" office:value-type="string">
            <text:p text:style-name="Table_20_Contents">Padrão <text:span text:style-name="T3">K</text:span>V</text:p>
          </table:table-cell>
        </table:table-row>
        <table:table-row table:style-name="TableLine2063349223424">
          <table:table-cell table:style-name="Tabela1.A33" office:value-type="string">
            <text:p text:style-name="P17">20</text:p>
          </table:table-cell>
          <table:table-cell table:style-name="Tabela1.B21" office:value-type="string">
            <text:p text:style-name="Table_20_Contents">corrente</text:p>
          </table:table-cell>
          <table:table-cell table:style-name="Tabela1.C21" office:value-type="string">
            <text:p text:style-name="Table_20_Contents">Corrente em Uso</text:p>
          </table:table-cell>
          <table:table-cell table:style-name="Tabela1.D21" office:value-type="string">
            <text:p text:style-name="P12">N</text:p>
          </table:table-cell>
          <table:table-cell table:style-name="Tabela1.E3" office:value-type="float" office:value="18">
            <text:p text:style-name="P15">18</text:p>
          </table:table-cell>
          <table:table-cell table:style-name="Tabela1.E3" office:value-type="float" office:value="4">
            <text:p text:style-name="P16">4</text:p>
          </table:table-cell>
          <table:table-cell table:style-name="Tabela1.G21" office:value-type="string">
            <text:p text:style-name="P16">Não</text:p>
          </table:table-cell>
          <table:table-cell table:style-name="Tabela1.H21" office:value-type="string">
            <text:p text:style-name="P14">Padrão 0</text:p>
          </table:table-cell>
        </table:table-row>
        <table:table-row table:style-name="TableLine2063349229136">
          <table:table-cell table:style-name="Tabela1.A2" office:value-type="string">
            <text:p text:style-name="P17">21</text:p>
          </table:table-cell>
          <table:table-cell table:style-name="Tabela1.B2" office:value-type="string">
            <text:p text:style-name="Table_20_Contents">corrente_a</text:p>
          </table:table-cell>
          <table:table-cell table:style-name="Tabela1.B2" office:value-type="string">
            <text:p text:style-name="Table_20_Contents">Corrente Primária</text:p>
          </table:table-cell>
          <table:table-cell table:style-name="Tabela1.B2" office:value-type="string">
            <text:p text:style-name="P12">N</text:p>
          </table:table-cell>
          <table:table-cell table:style-name="Tabela1.E2" office:value-type="float" office:value="18">
            <text:p text:style-name="P15">18</text:p>
          </table:table-cell>
          <table:table-cell table:style-name="Tabela1.E2" office:value-type="float" office:value="4">
            <text:p text:style-name="P16">4</text:p>
          </table:table-cell>
          <table:table-cell table:style-name="Tabela1.B2" office:value-type="string">
            <text:p text:style-name="P16">Não</text:p>
          </table:table-cell>
          <table:table-cell table:style-name="Tabela1.H22" office:value-type="string">
            <text:p text:style-name="P14">Padrão 0</text:p>
          </table:table-cell>
        </table:table-row>
        <table:table-row table:style-name="TableLine2063349236480">
          <table:table-cell table:style-name="Tabela1.A33" office:value-type="string">
            <text:p text:style-name="P17">22</text:p>
          </table:table-cell>
          <table:table-cell table:style-name="Tabela1.B23" office:value-type="string">
            <text:p text:style-name="Table_20_Contents">corrente_b</text:p>
          </table:table-cell>
          <table:table-cell table:style-name="Tabela1.C23" office:value-type="string">
            <text:p text:style-name="Table_20_Contents">Corrente Secundária</text:p>
          </table:table-cell>
          <table:table-cell table:style-name="Tabela1.D23" office:value-type="string">
            <text:p text:style-name="P12">N</text:p>
          </table:table-cell>
          <table:table-cell table:style-name="Tabela1.E3" office:value-type="float" office:value="18">
            <text:p text:style-name="P15">18</text:p>
          </table:table-cell>
          <table:table-cell table:style-name="Tabela1.E3" office:value-type="float" office:value="4">
            <text:p text:style-name="P16">4</text:p>
          </table:table-cell>
          <table:table-cell table:style-name="Tabela1.G23" office:value-type="string">
            <text:p text:style-name="P16">Não</text:p>
          </table:table-cell>
          <table:table-cell table:style-name="Tabela1.H23" office:value-type="string">
            <text:p text:style-name="P14">Padrão 0</text:p>
          </table:table-cell>
        </table:table-row>
        <table:table-row table:style-name="TableLine2063349225328">
          <table:table-cell table:style-name="Tabela1.A2" office:value-type="string">
            <text:p text:style-name="P17">23</text:p>
          </table:table-cell>
          <table:table-cell table:style-name="Tabela1.B2" office:value-type="string">
            <text:p text:style-name="Table_20_Contents">fases</text:p>
          </table:table-cell>
          <table:table-cell table:style-name="Tabela1.B2" office:value-type="string">
            <text:p text:style-name="Table_20_Contents">Número de fases</text:p>
          </table:table-cell>
          <table:table-cell table:style-name="Tabela1.B2" office:value-type="string">
            <text:p text:style-name="P12">I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9">Não</text:p>
          </table:table-cell>
          <table:table-cell table:style-name="Tabela1.H2">
            <text:p text:style-name="Table_20_Contents"/>
          </table:table-cell>
        </table:table-row>
        <table:table-row table:style-name="TableLine2063349236208">
          <table:table-cell table:style-name="Tabela1.A33" office:value-type="string">
            <text:p text:style-name="P17">24</text:p>
          </table:table-cell>
          <table:table-cell table:style-name="Tabela1.B25" office:value-type="string">
            <text:p text:style-name="Table_20_Contents">lote</text:p>
          </table:table-cell>
          <table:table-cell table:style-name="Tabela1.C25" office:value-type="string">
            <text:p text:style-name="Table_20_Contents">Lote de fabricação</text:p>
          </table:table-cell>
          <table:table-cell table:style-name="Tabela1.D25" office:value-type="string">
            <text:p text:style-name="P12">C</text:p>
          </table:table-cell>
          <table:table-cell table:style-name="Tabela1.E3" office:value-type="float" office:value="15">
            <text:p text:style-name="P11">15</text:p>
          </table:table-cell>
          <table:table-cell table:style-name="Tabela1.F25" office:value-type="string">
            <text:p text:style-name="P17">-</text:p>
          </table:table-cell>
          <table:table-cell table:style-name="Tabela1.G25" office:value-type="string">
            <text:p text:style-name="P10">Não</text:p>
          </table:table-cell>
          <table:table-cell table:style-name="Tabela1.H3">
            <text:p text:style-name="Table_20_Contents"/>
          </table:table-cell>
        </table:table-row>
        <table:table-row table:style-name="TableLine2063349223968">
          <table:table-cell table:style-name="Tabela1.A2" office:value-type="string">
            <text:p text:style-name="P17">25</text:p>
          </table:table-cell>
          <table:table-cell table:style-name="Tabela1.B2" office:value-type="string">
            <text:p text:style-name="Table_20_Contents">ano</text:p>
          </table:table-cell>
          <table:table-cell table:style-name="Tabela1.B2" office:value-type="string">
            <text:p text:style-name="Table_20_Contents">Ano de fabricação</text:p>
          </table:table-cell>
          <table:table-cell table:style-name="Tabela1.B2" office:value-type="string">
            <text:p text:style-name="P12">I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9">Não</text:p>
          </table:table-cell>
          <table:table-cell table:style-name="Tabela1.H2">
            <text:p text:style-name="Table_20_Contents"/>
          </table:table-cell>
        </table:table-row>
        <table:table-row table:style-name="TableLine2063349220976">
          <table:table-cell table:style-name="Tabela1.A33" office:value-type="string">
            <text:p text:style-name="P17">26</text:p>
          </table:table-cell>
          <table:table-cell table:style-name="Tabela1.B27" office:value-type="string">
            <text:p text:style-name="Table_20_Contents">volume</text:p>
          </table:table-cell>
          <table:table-cell table:style-name="Tabela1.C27" office:value-type="string">
            <text:p text:style-name="Table_20_Contents">Volume de fluído isolante</text:p>
          </table:table-cell>
          <table:table-cell table:style-name="Tabela1.D27" office:value-type="string">
            <text:p text:style-name="P12">I</text:p>
          </table:table-cell>
          <table:table-cell table:style-name="Tabela1.E27" office:value-type="string">
            <text:p text:style-name="P17">-</text:p>
          </table:table-cell>
          <table:table-cell table:style-name="Tabela1.F27" office:value-type="string">
            <text:p text:style-name="P17">-</text:p>
          </table:table-cell>
          <table:table-cell table:style-name="Tabela1.G27" office:value-type="string">
            <text:p text:style-name="P9">Não</text:p>
          </table:table-cell>
          <table:table-cell table:style-name="Tabela1.H3">
            <text:p text:style-name="Table_20_Contents"/>
          </table:table-cell>
        </table:table-row>
        <table:table-row table:style-name="TableLine2063349225600">
          <table:table-cell table:style-name="Tabela1.A2" office:value-type="string">
            <text:p text:style-name="P17">27</text:p>
          </table:table-cell>
          <table:table-cell table:style-name="Tabela1.B2" office:value-type="string">
            <text:p text:style-name="Table_20_Contents">drenos</text:p>
          </table:table-cell>
          <table:table-cell table:style-name="Tabela1.B2" office:value-type="string">
            <text:p text:style-name="Table_20_Contents">Quantidade de drenos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5">
            <text:p text:style-name="P11">5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10">Não</text:p>
          </table:table-cell>
          <table:table-cell table:style-name="Tabela1.H2">
            <text:p text:style-name="Table_20_Contents"/>
          </table:table-cell>
        </table:table-row>
        <table:table-row table:style-name="TableLine2063349245728">
          <table:table-cell table:style-name="Tabela1.A33" office:value-type="string">
            <text:p text:style-name="P17">28</text:p>
          </table:table-cell>
          <table:table-cell table:style-name="Tabela1.B29" office:value-type="string">
            <text:p text:style-name="Table_20_Contents">regional</text:p>
          </table:table-cell>
          <table:table-cell table:style-name="Tabela1.C29" office:value-type="string">
            <text:p text:style-name="Table_20_Contents">Nome da regional</text:p>
          </table:table-cell>
          <table:table-cell table:style-name="Tabela1.D29" office:value-type="string">
            <text:p text:style-name="P12">C</text:p>
          </table:table-cell>
          <table:table-cell table:style-name="Tabela1.E3" office:value-type="float" office:value="60">
            <text:p text:style-name="P11">60</text:p>
          </table:table-cell>
          <table:table-cell table:style-name="Tabela1.F29" office:value-type="string">
            <text:p text:style-name="P17">-</text:p>
          </table:table-cell>
          <table:table-cell table:style-name="Tabela1.G29" office:value-type="string">
            <text:p text:style-name="P10">Não</text:p>
          </table:table-cell>
          <table:table-cell table:style-name="Tabela1.H3">
            <text:p text:style-name="Table_20_Contents"/>
          </table:table-cell>
        </table:table-row>
        <table:table-row table:style-name="TableLine2063349252528">
          <table:table-cell table:style-name="Tabela1.A2" office:value-type="string">
            <text:p text:style-name="P17">29</text:p>
          </table:table-cell>
          <table:table-cell table:style-name="Tabela1.B2" office:value-type="string">
            <text:p text:style-name="Table_20_Contents">subestacao</text:p>
          </table:table-cell>
          <table:table-cell table:style-name="Tabela1.B2" office:value-type="string">
            <text:p text:style-name="Table_20_Contents">Nome da subestação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60">
            <text:p text:style-name="P11">60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10">Não</text:p>
          </table:table-cell>
          <table:table-cell table:style-name="Tabela1.H2">
            <text:p text:style-name="Table_20_Contents"/>
          </table:table-cell>
        </table:table-row>
        <table:table-row table:style-name="TableLine2063349246272">
          <table:table-cell table:style-name="Tabela1.A33" office:value-type="string">
            <text:p text:style-name="P17">30</text:p>
          </table:table-cell>
          <table:table-cell table:style-name="Tabela1.B31" office:value-type="string">
            <text:p text:style-name="Table_20_Contents">subestacao_ sigla</text:p>
          </table:table-cell>
          <table:table-cell table:style-name="Tabela1.C31" office:value-type="string">
            <text:p text:style-name="Table_20_Contents">Sigla do equipamento</text:p>
          </table:table-cell>
          <table:table-cell table:style-name="Tabela1.D31" office:value-type="string">
            <text:p text:style-name="P12">C</text:p>
          </table:table-cell>
          <table:table-cell table:style-name="Tabela1.E3" office:value-type="float" office:value="3">
            <text:p text:style-name="P11">3</text:p>
          </table:table-cell>
          <table:table-cell table:style-name="Tabela1.F31" office:value-type="string">
            <text:p text:style-name="P17">-</text:p>
          </table:table-cell>
          <table:table-cell table:style-name="Tabela1.G31" office:value-type="string">
            <text:p text:style-name="P10">Não</text:p>
          </table:table-cell>
          <table:table-cell table:style-name="Tabela1.H3">
            <text:p text:style-name="Table_20_Contents"/>
          </table:table-cell>
        </table:table-row>
        <table:table-row table:style-name="TableLine2063349247360">
          <table:table-cell table:style-name="Tabela1.A2" office:value-type="string">
            <text:p text:style-name="P17">31</text:p>
          </table:table-cell>
          <table:table-cell table:style-name="Tabela1.B2" office:value-type="string">
            <text:p text:style-name="Table_20_Contents">status<text:tab/></text:p>
          </table:table-cell>
          <table:table-cell table:style-name="Tabela1.B2" office:value-type="string">
            <text:p text:style-name="Table_20_Contents">Situação do Equipamento</text:p>
            <text:p text:style-name="Table_20_Contents">1 – Em Operação</text:p>
            <text:p text:style-name="Table_20_Contents">2 - Desligado</text:p>
          </table:table-cell>
          <table:table-cell table:style-name="Tabela1.B2" office:value-type="string">
            <text:p text:style-name="P12">I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18">Sim</text:p>
          </table:table-cell>
          <table:table-cell table:style-name="Tabela1.H32" office:value-type="string">
            <text:p text:style-name="Table_20_Contents">Padrão 1</text:p>
          </table:table-cell>
        </table:table-row>
        <table:table-row table:style-name="Tabela1.33">
          <table:table-cell table:style-name="Tabela1.A33" office:value-type="string">
            <text:p text:style-name="P17">32</text:p>
          </table:table-cell>
          <table:table-cell table:style-name="Tabela1.B33" office:value-type="string">
            <text:p text:style-name="Table_20_Contents">energ</text:p>
          </table:table-cell>
          <table:table-cell table:style-name="Tabela1.C33" office:value-type="string">
            <text:p text:style-name="Table_20_Contents">Data da última energização</text:p>
          </table:table-cell>
          <table:table-cell table:style-name="Tabela1.D33" office:value-type="string">
            <text:p text:style-name="P12">D</text:p>
          </table:table-cell>
          <table:table-cell table:style-name="Tabela1.E33" office:value-type="string">
            <text:p text:style-name="P17">-</text:p>
          </table:table-cell>
          <table:table-cell table:style-name="Tabela1.F33" office:value-type="string">
            <text:p text:style-name="P17">-</text:p>
          </table:table-cell>
          <table:table-cell table:style-name="Tabela1.G33" office:value-type="string">
            <text:p text:style-name="P10">Não</text:p>
          </table:table-cell>
          <table:table-cell table:style-name="Tabela1.H3">
            <text:p text:style-name="Table_20_Contents"/>
          </table:table-cell>
        </table:table-row>
        <table:table-row table:style-name="Tabela1.34">
          <table:table-cell table:style-name="Tabela1.A2" office:value-type="string">
            <text:p text:style-name="P17">33</text:p>
          </table:table-cell>
          <table:table-cell table:style-name="Tabela1.B2" office:value-type="string">
            <text:p text:style-name="Table_20_Contents">tag</text:p>
          </table:table-cell>
          <table:table-cell table:style-name="Tabela1.B2" office:value-type="string">
            <text:p text:style-name="Table_20_Contents">Número de ativo</text:p>
          </table:table-cell>
          <table:table-cell table:style-name="Tabela1.B2" office:value-type="string">
            <text:p text:style-name="P12">C</text:p>
          </table:table-cell>
          <table:table-cell table:style-name="Tabela1.E2" office:value-type="float" office:value="50">
            <text:p text:style-name="P11">50</text:p>
          </table:table-cell>
          <table:table-cell table:style-name="Tabela1.B2" office:value-type="string">
            <text:p text:style-name="P17">-</text:p>
          </table:table-cell>
          <table:table-cell table:style-name="Tabela1.B2" office:value-type="string">
            <text:p text:style-name="P10">Não</text:p>
          </table:table-cell>
          <table:table-cell table:style-name="Tabela1.H2">
            <text:p text:style-name="Table_20_Contents"/>
          </table:table-cell>
        </table:table-row>
        <table:table-row table:style-name="Tabela1.35">
          <table:table-cell table:style-name="Tabela1.A35" office:value-type="string">
            <text:p text:style-name="P17">34</text:p>
          </table:table-cell>
          <table:table-cell table:style-name="Tabela1.B35" office:value-type="string">
            <text:p text:style-name="Table_20_Contents">local</text:p>
          </table:table-cell>
          <table:table-cell table:style-name="Tabela1.C35" office:value-type="string">
            <text:p text:style-name="Table_20_Contents">Localização do <text:span text:style-name="T2">dispositivo</text:span></text:p>
          </table:table-cell>
          <table:table-cell table:style-name="Tabela1.D35" office:value-type="string">
            <text:p text:style-name="P12">C</text:p>
          </table:table-cell>
          <table:table-cell table:style-name="Tabela1.E35" office:value-type="float" office:value="50">
            <text:p text:style-name="P11">50</text:p>
          </table:table-cell>
          <table:table-cell table:style-name="Tabela1.F35" office:value-type="string">
            <text:p text:style-name="P17">-</text:p>
          </table:table-cell>
          <table:table-cell table:style-name="Tabela1.G35" office:value-type="string">
            <text:p text:style-name="P10">Não</text:p>
          </table:table-cell>
          <table:table-cell table:style-name="Tabela1.H35">
            <text:p text:style-name="Table_20_Contents"/>
          </table:table-cell>
        </table:table-row>
      </table:table>
      <text:p text:style-name="Standard"/>
      <text:list xml:id="list1696176597" text:style-name="L1">
        <text:list-item>
          <text:p text:style-name="P23"><text:span text:style-name="T5">cnpjcpf</text:span> – identificação do cliente dono do dispositivo. Este cliente deve estar cadastrado no sistema da Lorencini;</text:p>
        </text:list-item>
        <text:list-item>
          <text:p text:style-name="P23"><text:soft-page-break/><text:span text:style-name="T5">serie</text:span> – número de série do dispositivo. Identifica o dispositivo para o sistema;</text:p>
        </text:list-item>
        <text:list-item>
          <text:p text:style-name="P23"><text:span text:style-name="T5">fabricante</text:span> – nome do fabricante do dispositivo;</text:p>
        </text:list-item>
        <text:list-item>
          <text:p text:style-name="P23"><text:span text:style-name="T5">descri</text:span> – descrição do dispositivo;</text:p>
        </text:list-item>
        <text:list-item>
          <text:p text:style-name="P23"><text:span text:style-name="T5">familia</text:span> – nome da família do dispositivo;</text:p>
        </text:list-item>
        <text:list-item>
          <text:p text:style-name="P23"><text:span text:style-name="T5">isolante</text:span> – nome do isolante utilizado pelo dispositivo;</text:p>
        </text:list-item>
        <text:list-item>
          <text:p text:style-name="P23"><text:span text:style-name="T5">tipo</text:span> – tipo do dispositivo. Exemplo: Transformador de Potência, Disjuntor, Regulador, etc…</text:p>
        </text:list-item>
        <text:list-item>
          <text:p text:style-name="P23"><text:span text:style-name="T5">tipo_sigla</text:span> – abreviação do tipo de dispositivo. Exemplo: TPA, DIS, REG, etc…</text:p>
        </text:list-item>
        <text:list-item>
          <text:p text:style-name="P23"><text:span text:style-name="T5">potencia</text:span> – potência em uso no dispositivo. Deve ser igual a potência primária ou secundária. Caso não seja informado a rotina de importação assume o valor zero;</text:p>
        </text:list-item>
        <text:list-item>
          <text:p text:style-name="P23"><text:span text:style-name="T5">potencia_a</text:span> – potência primária. Caso não seja informado a rotina de importação assume o valor zero;</text:p>
        </text:list-item>
        <text:list-item>
          <text:p text:style-name="P23"><text:span text:style-name="T5">potencia_b</text:span> – potência secundária. Caso não seja informado a rotina de importação assume o valor zero;</text:p>
        </text:list-item>
        <text:list-item>
          <text:p text:style-name="P23"><text:span text:style-name="T5">potencia_un </text:span>– unidade de medida da potência em uso. Caso não seja informado a rotina de importação assume o valor MVA;</text:p>
        </text:list-item>
        <text:list-item>
          <text:p text:style-name="P23"><text:span text:style-name="T5">impedancia</text:span> – impedância em uso no dispositivo. Deve ser igual a impedância primária ou secundária. Caso não seja informado a rotina de importação assume o valor zero;</text:p>
        </text:list-item>
        <text:list-item>
          <text:p text:style-name="P23"><text:span text:style-name="T5">impedancia_a</text:span> – impedância primária. Caso não seja informado a rotina de importação assume o valor zero;</text:p>
        </text:list-item>
        <text:list-item>
          <text:p text:style-name="P23"><text:span text:style-name="T5">impedandcia_b</text:span> –impedância secundária. Caso não seja informado a rotina de importação assume o valor zero;</text:p>
        </text:list-item>
        <text:list-item>
          <text:p text:style-name="P23"><text:span text:style-name="T5">tensao</text:span> – tensão em uso no dispositivo. Deve ser igual a tensão primária ou secundária. Caso não seja informado a rotina de importação assume o valor zero;</text:p>
        </text:list-item>
        <text:list-item>
          <text:p text:style-name="P23"><text:span text:style-name="T5">tensao_a</text:span> – tensão primária. Caso não seja informado a rotina de importação assume o valor zero;</text:p>
        </text:list-item>
        <text:list-item>
          <text:p text:style-name="P23"><text:span text:style-name="T5">tensao_b</text:span> – tensão secundária. Caso não seja informado a rotina de importação assume o valor zero;</text:p>
        </text:list-item>
        <text:list-item>
          <text:p text:style-name="P23"><text:span text:style-name="T5">tensao_un</text:span> – unidade de medida da tensão em uso. Caso não seja informado a rotina de importação assume o valor KV;</text:p>
        </text:list-item>
        <text:list-item>
          <text:p text:style-name="P23"><text:span text:style-name="T5">corrente</text:span> – corrente em uso no dispositivo. Deve ser igual a corrente primária ou secundária. Caso não seja informado a rotina de importação assume o valor zero;</text:p>
        </text:list-item>
        <text:list-item>
          <text:p text:style-name="P23"><text:span text:style-name="T5">corrente_a</text:span> – corrente primária. Caso não seja informado a rotina de importação assume o valor zero;</text:p>
        </text:list-item>
        <text:list-item>
          <text:p text:style-name="P23"><text:span text:style-name="T5">corrente_b</text:span> – corrente secundária. Caso não seja informado a rotina de importação assume o valor zero;</text:p>
        </text:list-item>
        <text:list-item>
          <text:p text:style-name="P23"><text:span text:style-name="T5">fases</text:span> – quantidade de fases do dispositivo;</text:p>
        </text:list-item>
        <text:list-item>
          <text:p text:style-name="P23"><text:span text:style-name="T5">lote</text:span> – lote de fabricação do dispositivo;</text:p>
        </text:list-item>
        <text:list-item>
          <text:p text:style-name="P23"><text:span text:style-name="T5">ano</text:span> – ano de fabricação do dispositivo;</text:p>
        </text:list-item>
        <text:list-item>
          <text:p text:style-name="P23"><text:span text:style-name="T5">volume</text:span> – volume de fluído que o dispositivo suporta;</text:p>
        </text:list-item>
        <text:list-item>
          <text:p text:style-name="P23"><text:span text:style-name="T5">drenos</text:span> – quantidade de drenos do dispositivo;</text:p>
        </text:list-item>
        <text:list-item>
          <text:p text:style-name="P23"><text:span text:style-name="T5">regional</text:span> – nome da regional em que o dispositivo está instalado;</text:p>
        </text:list-item>
        <text:list-item>
          <text:p text:style-name="P23"><text:span text:style-name="T5">subestacao</text:span> – nome da subestação em que o dispositivo está instalado;</text:p>
        </text:list-item>
        <text:list-item>
          <text:p text:style-name="P23"><text:span text:style-name="T5">subestacao_sigla</text:span> – abreviação do nome da subestação em que o dispositivo está instalado;</text:p>
        </text:list-item>
        <text:list-item>
          <text:p text:style-name="P23"><text:span text:style-name="T5">status</text:span> – indica se o dispositivo está 1.energizado ou 2.desligado (reserva);</text:p>
        </text:list-item>
        <text:list-item>
          <text:p text:style-name="P23"><text:span text:style-name="T5">energ</text:span> – data da última energização do equipamento;</text:p>
        </text:list-item>
        <text:list-item>
          <text:p text:style-name="P23"><text:span text:style-name="T5">tag</text:span> – número de ativo do dispositivo;</text:p>
        </text:list-item>
        <text:list-item>
          <text:p text:style-name="P23"><text:span text:style-name="T5">local</text:span> – local onde o dispositivo está instalado;</text:p>
        </text:list-item>
      </text:list>
      <text:p text:style-name="P19"/>
      <text:p text:style-name="P24"/>
      <text:p text:style-name="P21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Grid_20_Table_20_4_20_Accent_20_5" style:display-name="Grid Table 4 Accent 5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prop" style:family="text" style:parent-style-name="Default_20_Paragraph_20_Font"/>
    <style:style style:name="Numbering_20_Symbols" style:display-name="Numbering Symbols" style:family="text"/>
    <style:style style:name="ListLabel_20_1" style:display-name="ListLabel 1" style:family="text">
      <style:text-properties fo:font-weight="bold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2:22:12.041000000</meta:creation-date>
    <dc:date>2022-02-08T17:03:12.832000000</dc:date>
    <meta:editing-duration>PT56M22S</meta:editing-duration>
    <meta:editing-cycles>17</meta:editing-cycles>
    <meta:generator>LibreOffice/7.2.5.2$Windows_X86_64 LibreOffice_project/499f9727c189e6ef3471021d6132d4c694f357e5</meta:generator>
    <meta:document-statistic meta:table-count="1" meta:image-count="0" meta:object-count="0" meta:page-count="2" meta:paragraph-count="305" meta:word-count="881" meta:character-count="4755" meta:non-whitespace-character-count="4171"/>
  </office:meta>
</office:document-meta>
</file>